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00000001DCF37A08E.png"/>
  <manifest:file-entry manifest:media-type="image/png" manifest:full-path="Pictures/1000000000000017000000174395BCEB.png"/>
  <manifest:file-entry manifest:media-type="image/png" manifest:full-path="Pictures/100000000000002F0000001838FC7A75.png"/>
  <manifest:file-entry manifest:media-type="image/png" manifest:full-path="Pictures/10000000000000370000001790BEE1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break-before="page"/>
      <style:text-properties style:font-name="Trebuchet MS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 style:list-style-name="L1">
      <style:text-properties style:font-name="Trebuchet MS"/>
    </style:style>
    <style:style style:name="P5" style:family="paragraph" style:parent-style-name="Standard" style:list-style-name="L2">
      <style:text-properties style:font-name="Trebuchet MS"/>
    </style:style>
    <style:style style:name="P6" style:family="paragraph" style:parent-style-name="Standard" style:list-style-name="L3">
      <style:text-properties style:font-name="Trebuchet MS"/>
    </style:style>
    <style:style style:name="P7" style:family="paragraph" style:parent-style-name="Standard">
      <style:paragraph-properties fo:break-before="page"/>
      <style:text-properties style:font-name="Trebuchet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ARTIE 2 :</text:p>
      <text:p text:style-name="P1"/>
      <text:p text:style-name="P1">Q9)</text:p>
      <text:p text:style-name="P1">1ère couleur : Il y a K choix possible de couleur.</text:p>
      <text:p text:style-name="P1">2e couleur : Il y a K choix possible moins celle choisi précédemment donc (K-1).</text:p>
      <text:p text:style-name="P1">3e couleur : Il y a K choix possible moins celles choisis précédemment donc (K-2).</text:p>
      <text:p text:style-name="P1">4e couleur : Il y a K choix possible moins celles choisis précédemment donc (K-3).</text:p>
      <text:p text:style-name="P1">… etc …</text:p>
      <text:p text:style-name="P1"/>
      <text:p text:style-name="P1">Il existe donc K*(K-1)*(K-2)*...*(K-N) combinaisons de couleurs possibles. </text:p>
      <text:p text:style-name="P1"/>
      <text:p text:style-name="P1">Q10)</text:p>
      <text:p text:style-name="P1">Si (b,0) alors on peut retirer b couleurs de K et on cherche à trouver encore N-b couleurs.</text:p>
      <text:p text:style-name="P1">On a donc (K-b)*(K-1-b)*...*(K-N-b) combinaisons de couleurs possibles.</text:p>
      <text:p text:style-name="P1"/>
      <text:p text:style-name="P1">Q11)</text:p>
      <text:p text:style-name="P1"/>
      <text:list xml:id="list3693972468982350477" text:style-name="L1">
        <text:list-item>
          <text:p text:style-name="P4">On a un certain nombre de couleurs b contenues dans N et un certain nombre de couleurs m contenues dans N. On a donc :</text:p>
          <text:p text:style-name="P4"><draw:frame draw:style-name="fr1" draw:name="images13" text:anchor-type="paragraph" svg:x="7.846cm" svg:y="0.139cm" svg:width="1.244cm" svg:height="0.635cm" draw:z-index="0"><draw:image xlink:href="Pictures/100000000000002F0000001838FC7A75.png" xlink:type="simple" xlink:show="embed" xlink:actuate="onLoad"/></draw:frame></text:p>
        </text:list-item>
      </text:list>
      <text:list xml:id="list852926927748657211" text:style-name="L2">
        <text:list-item>
          <text:p text:style-name="P5">On a aussi le nombre d'arrangements possibles pour les m couleurs mal placés, c'est à dire :</text:p>
        </text:list-item>
      </text:list>
      <text:list xml:id="list4739546137199366550" text:style-name="L3">
        <text:list-item>
          <text:p text:style-name="P6"><draw:frame draw:style-name="fr2" draw:name="images14" text:anchor-type="paragraph" svg:width="0.609cm" svg:height="0.609cm" draw:z-index="1"><draw:image xlink:href="Pictures/1000000000000017000000174395BCEB.png" xlink:type="simple" xlink:show="embed" xlink:actuate="onLoad"/></draw:frame>Et on a également le nombre d'arrangements possibles pour tous les choix qui ne sont ni la bonne couleur ni une couleur mal placée :</text:p>
        </text:list-item>
      </text:list>
      <text:p text:style-name="P1"><draw:frame draw:style-name="fr2" draw:name="images15" text:anchor-type="paragraph" svg:width="1.455cm" svg:height="0.609cm" draw:z-index="2"><draw:image xlink:href="Pictures/10000000000000370000001790BEE159.png" xlink:type="simple" xlink:show="embed" xlink:actuate="onLoad"/></draw:frame></text:p>
      <text:p text:style-name="P1"><draw:frame draw:style-name="fr1" draw:name="images16" text:anchor-type="paragraph" svg:x="6.205cm" svg:y="1.55cm" svg:width="4.657cm" svg:height="0.767cm" draw:z-index="3"><draw:image xlink:href="Pictures/10000000000000B00000001DCF37A08E.png" xlink:type="simple" xlink:show="embed" xlink:actuate="onLoad"/></draw:frame>On obtient donc (1) à qui on soustrait b fois (2) car on ne regarde les arrangements que pour les couleurs mal placées et pas celles bien placées, et on soustrait également b fois (3) car on ne regarde pas les arrangements pour les couleurs bien placées. On a donc :</text:p>
      <text:p text:style-name="P1"/>
      <text:p text:style-name="P1">Q12)</text:p>
      <text:p text:style-name="P1"/>
      <text:p text:style-name="P1">C(k, n, 0, 0) = C(k-n, n, 0, 0)</text:p>
      <text:p text:style-name="P1">C(k, n, 1, 0) = C(k-1, n-1, 0, 0)</text:p>
      <text:p text:style-name="P1">C(k, n, 0, 1) = C(k-1, n-1, 0, 0) </text:p>
      <text:p text:style-name="P1"/>
      <text:p text:style-name="P1">C(k, n, b, m) = C(k-b-m, n-b, 0, 0)</text:p>
      <text:p text:style-name="P2">Q13)</text:p>
      <text:p text:style-name="P1"/>
      <text:p text:style-name="P1"/>
      <text:p text:style-name="P1"/>
      <text:p text:style-name="P1">Q14)</text:p>
      <text:p text:style-name="P1"><text:tab/></text:p>
      <text:p text:style-name="P1">Algo(k, n, b, m)</text:p>
      <text:p text:style-name="P1"/>
      <text:p text:style-name="P1"><text:tab/>nbCombinaison = 0 ;</text:p>
      <text:p text:style-name="P1"><text:tab/>Pour i de 1 à n faire</text:p>
      <text:p text:style-name="P1"><text:tab/><text:tab/>Si(b &gt; 0) Alors</text:p>
      <text:p text:style-name="P1"><text:tab/><text:tab/><text:tab/>nbCombinaison = nbCombinaison + algo(k-1, n-1, b-1, m)</text:p>
      <text:p text:style-name="P1"><text:tab/><text:tab/>FinSi</text:p>
      <text:p text:style-name="P1"><text:tab/><text:tab/>Si(m &gt; 0) Alors</text:p>
      <text:p text:style-name="P1"><text:tab/><text:tab/><text:tab/>nbCombinaison = nbCombinaison + algo(k-1, n-1, b, m-1)</text:p>
      <text:p text:style-name="P1"><text:tab/><text:tab/>FinSi</text:p>
      <text:p text:style-name="P1"><text:tab/><text:tab/>Si( b+m &lt; n) Alors</text:p>
      <text:p text:style-name="P1"><text:tab/><text:tab/><text:tab/>nbCominaison = nbCombinaison + algo(k-1, n, b, m)</text:p>
      <text:p text:style-name="P1"><text:tab/><text:tab/>FinSi</text:p>
      <text:p text:style-name="P1"><text:tab/>FinPour</text:p>
      <text:p text:style-name="P1"><text:tab/>retourne nbCombinais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9T16:27:50.17</meta:creation-date>
    <dc:date>2019-01-03T15:27:09.05</dc:date>
    <meta:editing-duration>PT1H31M12S</meta:editing-duration>
    <meta:editing-cycles>2</meta:editing-cycles>
    <meta:generator>OpenOffice/4.1.1$Win32 OpenOffice.org_project/411m6$Build-9775</meta:generator>
    <meta:document-statistic meta:table-count="0" meta:image-count="4" meta:object-count="0" meta:page-count="3" meta:paragraph-count="38" meta:word-count="317" meta:character-count="1652"/>
  </office:meta>
</office:document-meta>
</file>